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language="fr" fo:country="FR" officeooo:rsid="00193d9b" officeooo:paragraph-rsid="00193d9b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1.899cm" style:auto-text-indent="false" style:page-number="auto" fo:background-color="transparent"/>
      <style:text-properties fo:language="fr" fo:country="FR" officeooo:rsid="00193d9b" officeooo:paragraph-rsid="00193d9b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variant="normal" fo:text-transform="none" fo:letter-spacing="normal" fo:language="fr" fo:country="FR" fo:font-style="normal" fo:font-weight="normal" officeooo:rsid="001f8f19" officeooo:paragraph-rsid="001f8f19" loext:padding="0cm" loext:border="none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11.899cm" style:auto-text-indent="false" fo:background-color="transparent"/>
      <style:text-properties fo:font-size="16pt" fo:language="fr" fo:country="FR" fo:font-weight="bold" officeooo:rsid="00193d9b" officeooo:paragraph-rsid="00193d9b" style:font-size-asian="16pt" style:font-weight-asian="bold" style:font-size-complex="16pt" style:font-weight-complex="bold"/>
    </style:style>
    <style:style style:name="P5" style:family="paragraph" style:parent-style-name="Text_20_body">
      <style:text-properties officeooo:rsid="026dff29" officeooo:paragraph-rsid="026dff29"/>
    </style:style>
    <style:style style:name="P6" style:family="paragraph" style:parent-style-name="Figure_20_Index_20_Heading">
      <style:paragraph-properties fo:break-before="page"/>
    </style:style>
    <style:style style:name="P7" style:family="paragraph" style:parent-style-name="Contents_20_Heading">
      <style:paragraph-properties fo:break-before="page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paragraph-rsid="001b31e8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  <style:text-properties officeooo:rsid="02f3db13" officeooo:paragraph-rsid="02f3db13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Heading_20_2">
      <style:text-properties officeooo:rsid="02fb8da4"/>
    </style:style>
    <style:style style:name="P14" style:family="paragraph" style:parent-style-name="Heading_20_3">
      <style:text-properties officeooo:rsid="02f5791a" officeooo:paragraph-rsid="02f5791a"/>
    </style:style>
    <style:style style:name="P15" style:family="paragraph" style:parent-style-name="Text_20_body">
      <style:text-properties officeooo:rsid="02fb8da4" officeooo:paragraph-rsid="02fb8da4"/>
    </style:style>
    <style:style style:name="P16" style:family="paragraph" style:parent-style-name="Text_20_body" style:list-style-name="L3">
      <style:text-properties officeooo:rsid="02fb8da4" officeooo:paragraph-rsid="02fb8da4"/>
    </style:style>
    <style:style style:name="P17" style:family="paragraph" style:parent-style-name="Text_20_body" style:list-style-name="L4">
      <style:text-properties officeooo:rsid="02fb8da4" officeooo:paragraph-rsid="02fb8da4"/>
    </style:style>
    <style:style style:name="P18" style:family="paragraph" style:parent-style-name="Text_20_body" style:list-style-name="L4">
      <style:text-properties officeooo:rsid="02fda04c" officeooo:paragraph-rsid="02fb8da4"/>
    </style:style>
    <style:style style:name="P19" style:family="paragraph" style:parent-style-name="Text_20_body">
      <style:text-properties officeooo:rsid="02ff6538" officeooo:paragraph-rsid="02ff6538"/>
    </style:style>
    <style:style style:name="P20" style:family="paragraph" style:parent-style-name="Text_20_body">
      <style:text-properties officeooo:rsid="030088c2" officeooo:paragraph-rsid="030088c2"/>
    </style:style>
    <style:style style:name="P21" style:family="paragraph" style:parent-style-name="Title">
      <style:text-properties officeooo:rsid="02f3db13" officeooo:paragraph-rsid="02f3db13"/>
    </style:style>
    <style:style style:name="P22" style:family="paragraph" style:parent-style-name="Title" style:master-page-name="">
      <loext:graphic-properties draw:fill="none"/>
      <style:paragraph-properties fo:margin-left="0cm" fo:margin-right="0cm" fo:margin-top="0.423cm" fo:margin-bottom="0.212cm" style:contextual-spacing="false" fo:text-align="center" style:justify-single-word="false" fo:text-indent="0cm" style:auto-text-indent="false" style:page-number="auto" fo:background-color="transparent" fo:keep-with-next="always"/>
      <style:text-properties fo:font-variant="normal" fo:text-transform="none" fo:letter-spacing="normal" fo:font-style="normal" fo:font-weight="normal" officeooo:rsid="02e25c1c" officeooo:paragraph-rsid="02e25c1c" loext:padding="0cm" loext:border="none"/>
    </style:style>
    <style:style style:name="T1" style:family="text">
      <style:text-properties officeooo:rsid="0225b335"/>
    </style:style>
    <style:style style:name="T2" style:family="text">
      <style:text-properties fo:color="#2d4596" loext:opacity="100%" style:font-name="Liberation Sans" fo:font-size="18.2000007629395pt" fo:font-weight="bold" style:font-name-asian="Microsoft YaHei" style:font-size-asian="18.2000007629395pt" style:font-weight-asian="bold" style:font-name-complex="Arial2" style:font-size-complex="18.2000007629395pt" style:font-weight-complex="bold"/>
    </style:style>
    <style:style style:name="T3" style:family="text">
      <style:text-properties officeooo:rsid="02fda04c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1">Auteur du rapport : </text:p>
      <text:p text:style-name="P4">Soulié <text:span text:style-name="T1">M</text:span>axime</text:p>
      <text:p text:style-name="P21">TP 1d</text:p>
      <text:p text:style-name="P22">programmation fonctionnelle,OCaml</text:p>
      <text:p text:style-name="P8"/>
      <text:p text:style-name="P5"/>
      <text:table-of-content text:style-name="Sect1" text:protected="true" text:name="Table des matières1">
        <text:table-of-content-source text:outline-level="4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7">Table des matières</text:p>
          </text:index-title>
          <text:p text:style-name="P9"><text:a xlink:type="simple" xlink:href="#__RefHeading___Toc302_484598071" text:style-name="Index_20_Link" text:visited-style-name="Index_20_Link">1. Premiers pas<text:tab/>4</text:a></text:p>
          <text:p text:style-name="P10"><text:a xlink:type="simple" xlink:href="#__RefHeading___Toc304_484598071" text:style-name="Index_20_Link" text:visited-style-name="Index_20_Link">1.1. Expressions fonctionnelles simples<text:tab/>4</text:a></text:p>
          <text:p text:style-name="P10"><text:a xlink:type="simple" xlink:href="#__RefHeading___Toc306_484598071" text:style-name="Index_20_Link" text:visited-style-name="Index_20_Link">1.2. expressions bizarres<text:tab/>4</text:a></text:p>
          <text:p text:style-name="P9"><text:a xlink:type="simple" xlink:href="#__RefHeading___Toc328_484598071" text:style-name="Index_20_Link" text:visited-style-name="Index_20_Link">3. premières fonctions<text:tab/>6</text:a></text:p>
        </text:index-body>
      </text:table-of-content>
      <text:p text:style-name="P3"/>
      <text:illustration-index text:style-name="Sect1" text:protected="true" text:name="Index des figures1">
        <text:illustration-index-source text:caption-sequence-name="Figure" text:caption-sequence-format="text">
          <text:index-title-template text:style-name="Figure_20_Index_20_Heading">Index des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ndex des figures1_Head">
            <text:p text:style-name="P6">Index des figures</text:p>
          </text:index-title>
        </text:index-body>
      </text:illustration-index>
      <text:table-index text:style-name="Sect1" text:protected="true" text:name="Index des tableaux1">
        <text:table-index-source text:caption-sequence-name="Table" text:caption-sequence-format="text">
          <text:index-title-template text:style-name="Table_20_index_20_heading">Index des tableaux</text:index-title-template>
          <text:table-index-entry-template text:style-name="Table_20_index_20_1">
            <text:index-entry-text/>
            <text:index-entry-tab-stop style:type="right" style:leader-char="."/>
            <text:index-entry-page-number/>
          </text:table-index-entry-template>
        </text:table-index-source>
        <text:index-body>
          <text:index-title text:style-name="Sect1" text:name="Index des tableaux1_Head">
            <text:p text:style-name="Table_20_index_20_heading">Index des tableaux</text:p>
          </text:index-title>
        </text:index-body>
      </text:table-index>
      <text:p text:style-name="P3"/>
      <text:h text:style-name="P11" text:outline-level="1"><text:span text:style-name="T2">Fonctions</text:span></text:h>
      <text:h text:style-name="Heading_20_2" text:outline-level="2">exception « failwith »</text:h>
      <text:h text:style-name="Heading_20_3" text:outline-level="3"/>
      <text:p text:style-name="Preformatted_20_Text">let rac x = if x&gt;=0 then </text:p>
      <text:p text:style-name="Preformatted_20_Text">sqrt(float_of_int x)</text:p>
      <text:p text:style-name="Preformatted_20_Text">else failwith "x &lt; 0";;</text:p>
      <text:p text:style-name="Text_20_body"/>
      <text:h text:style-name="Heading_20_2" text:outline-level="2">définitions locales dans des fonctions</text:h>
      <text:h text:style-name="P14" text:outline-level="3">Un jeu</text:h>
      <text:p text:style-name="Preformatted_20_Text">let deviner x = </text:p>
      <text:p text:style-name="Preformatted_20_Text">let rand = Random.int(11) in</text:p>
      <text:p text:style-name="Preformatted_20_Text">if x&lt;0 then </text:p>
      <text:p text:style-name="Preformatted_20_Text">failwith "x &lt; 0"</text:p>
      <text:p text:style-name="Preformatted_20_Text">else x=rand;;</text:p>
      <text:p text:style-name="Text_20_body"/>
      <text:h text:style-name="P14" text:outline-level="3">un calcul</text:h>
      <text:p text:style-name="Preformatted_20_Text">let f x =</text:p>
      <text:p text:style-name="Preformatted_20_Text">let c = cos(x) in</text:p>
      <text:p text:style-name="Preformatted_20_Text">exp((c**2.)+.2.)-.10.;;</text:p>
      <text:p text:style-name="Text_20_body"/>
      <text:h text:style-name="Heading_20_2" text:outline-level="2">un problème de représentation</text:h>
      <text:h text:style-name="Heading_20_3" text:outline-level="3"/>
      <text:p text:style-name="Preformatted_20_Text">let nombre_sol a b c= </text:p>
      <text:p text:style-name="Preformatted_20_Text">let delta=int_of_float(b**2.)-4*a*c in</text:p>
      <text:p text:style-name="Preformatted_20_Text">if delta &gt; 0 then 2</text:p>
      <text:p text:style-name="Preformatted_20_Text">else if delta &lt;0 then 1</text:p>
      <text:p text:style-name="Preformatted_20_Text">else 0;;</text:p>
      <text:p text:style-name="Text_20_body"/>
      <text:h text:style-name="Heading_20_3" text:outline-level="3"/>
      <text:p text:style-name="Preformatted_20_Text">let tarif masse reco =</text:p>
      <text:p text:style-name="Preformatted_20_Text">match reco with</text:p>
      <text:p text:style-name="Preformatted_20_Text">| 1 when masse&lt;=20. -&gt; 0.5</text:p>
      <text:p text:style-name="Preformatted_20_Text">| 1 when masse&lt;=50. -&gt; 0.78</text:p>
      <text:p text:style-name="Preformatted_20_Text">| 1 when masse&lt;=100. -&gt; 1.18</text:p>
      <text:p text:style-name="Preformatted_20_Text">| 2 when masse&lt;=20. -&gt; 3.33</text:p>
      <text:p text:style-name="Preformatted_20_Text">| 2 when masse&lt;=50. -&gt; 3.61</text:p>
      <text:p text:style-name="Preformatted_20_Text">| 2 when masse&lt;=100. -&gt; 4.02</text:p>
      <text:p text:style-name="Preformatted_20_Text">|_ -&gt; failwith "error";;</text:p>
      <text:p text:style-name="Text_20_body"/>
      <text:h text:style-name="P12" text:outline-level="1">stratégies d’évaluation</text:h>
      <text:h text:style-name="P13" text:outline-level="2"/>
      <text:p text:style-name="P15">La fonction d1 affiche le texte "on est dans d1 !", saute une ligne et affiche le résultat de x*2.</text:p>
      <text:p text:style-name="P15">Son type est int -&gt; int = &lt;fun&gt; car x*2 est de type int, et print_string n’est pas renvoyé, juste affiché. </text:p>
      <text:h text:style-name="Heading_20_2" text:outline-level="2"/>
      <text:p text:style-name="P15">d renvoie true si :</text:p>
      <text:list xml:id="list2689567578" text:style-name="L3">
        <text:list-item>
          <text:p text:style-name="P16">b et (x*2&lt;10)</text:p>
        </text:list-item>
      </text:list>
      <text:p text:style-name="P15">false sinon.</text:p>
      <text:p text:style-name="P15">Son type est bool -&gt; int -&gt; bool = &lt;fun&gt; car b doit être un bool a cause de l’opérateur &amp;&amp;, a est int <text:span text:style-name="T3">car paramètre de d1. Le résultat est bool car renvoie le résultat de </text:span>b &amp;&amp; ((d1 x) &lt;= 10).</text:p>
      <text:list xml:id="list1736162632" text:style-name="L4">
        <text:list-item>
          <text:p text:style-name="P17">d true 4;;</text:p>
          <text:list>
            <text:list-item>
              <text:p text:style-name="P18">true car b=true et (4*2=8)&lt;=10</text:p>
            </text:list-item>
          </text:list>
        </text:list-item>
        <text:list-item>
          <text:p text:style-name="P17">d true 6;;</text:p>
          <text:list>
            <text:list-item>
              <text:p text:style-name="P18">false car (6*2=12)&gt;10</text:p>
            </text:list-item>
          </text:list>
        </text:list-item>
        <text:list-item>
          <text:p text:style-name="P17">d false 4;;</text:p>
          <text:list>
            <text:list-item>
              <text:p text:style-name="P18">false car b=false</text:p>
            </text:list-item>
          </text:list>
        </text:list-item>
      </text:list>
      <text:h text:style-name="Heading_20_2" text:outline-level="2"/>
      <text:p text:style-name="P19">retourne y. son type est polymorphe car aucune operation.</text:p>
      <text:p text:style-name="P20">Je m’attends :</text:p>
      <text:p text:style-name="Text_20_body">On est dans d1! </text:p>
      <text:p text:style-name="Text_20_body">- : int =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 Italique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 style:font-charset="x-symbol"/>
    <style:font-face style:name="monospace" svg:font-family="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text-align="justify" style:justify-single-word="false" fo:text-indent="0.801c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2d4596" loext:opacity="100%" fo:font-size="16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loext:graphic-properties draw:fill="solid" draw:fill-color="#1c1c1c"/>
      <style:paragraph-properties fo:margin-left="0cm" fo:margin-right="0cm" fo:margin-top="0cm" fo:margin-bottom="0cm" style:contextual-spacing="false" fo:text-indent="0cm" style:auto-text-indent="false" fo:background-color="#1c1c1c"/>
      <style:text-properties fo:color="#eeeeee" loext:opacity="100%"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abbdff"/>
      <style:paragraph-properties fo:margin-top="0.423cm" fo:margin-bottom="0.212cm" style:contextual-spacing="false" style:page-number="auto" fo:background-color="#abbdff">
        <style:tab-stops/>
      </style:paragraph-properties>
      <style:text-properties fo:color="#2d4596" loext:opacity="100%"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_20_1" style:next-style-name="Text_20_body" style:default-outline-level="" style:list-style-name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729fcf"/>
      <style:paragraph-properties fo:margin-top="0.101cm" fo:margin-bottom="0.21cm" style:contextual-spacing="false" fo:background-color="transparent" style:writing-mode="page"/>
      <style:text-properties fo:color="#2d4596" loext:opacity="100%" fo:font-size="115%" style:text-underline-style="solid" style:text-underline-width="bold" style:text-underline-color="font-color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1.499cm" fo:margin-right="0cm" fo:margin-top="0.101cm" fo:margin-bottom="0.21cm" style:contextual-spacing="false" fo:text-indent="0cm" style:auto-text-indent="false" style:writing-mode="page"/>
      <style:text-properties fo:color="#2d4596" loext:opacity="100%" fo:font-size="105%" fo:font-weight="bold" style:font-size-asian="101%" style:font-weight-asian="bold" style:font-size-complex="101%" style:font-weight-complex="bold"/>
    </style:style>
    <style:style style:name="titre_5f_perso" style:display-name="titre_perso" style:family="paragraph" style:parent-style-name="Standard" style:next-style-name="Text_20_body" style:default-outline-level="1" style:list-style-name="" style:master-page-name="Standard">
      <style:paragraph-properties fo:margin-top="0.499cm" fo:margin-bottom="1cm" style:contextual-spacing="false" fo:text-align="center" style:justify-single-word="false" style:page-number="auto" fo:break-before="auto" fo:break-after="auto" style:writing-mode="page"/>
      <style:text-properties style:font-name="Arial4" fo:font-family="Arial" style:font-style-name="Gras Italique" style:font-family-generic="swiss" style:font-pitch="variable" fo:font-size="14pt" fo:font-style="italic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Table" style:family="paragraph" style:parent-style-name="Caption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default-outline-level="" style:class="index">
      <loext:graphic-properties draw:fill="solid" draw:fill-color="#abbdff"/>
      <style:paragraph-properties fo:margin-top="0.423cm" fo:margin-bottom="0.212cm" style:contextual-spacing="false" fo:orphans="0" fo:widows="0" fo:background-color="#abbdff" fo:keep-with-next="always"/>
      <style:text-properties fo:color="#2d4596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orphans="0" fo:widows="0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Normal" style:family="paragraph">
      <style:paragraph-properties fo:orphans="2" fo:widows="2" fo:hyphenation-ladder-count="no-limit"/>
      <style:text-properties fo:hyphenate="false" fo:hyphenation-remain-char-count="2" fo:hyphenation-push-char-count="2" loext:hyphenation-no-caps="false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fr" style:country-asian="FR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fo:hyphenation-remain-char-count="2" fo:hyphenation-push-char-count="2" loext:hyphenation-no-caps="false"/>
    </style:style>
    <style:style style:name="LO-Normal" style:family="paragraph" style:default-outline-level="">
      <style:paragraph-properties fo:orphans="2" fo:widows="2" fo:hyphenation-ladder-count="no-limit" style:vertical-align="baseline" style:writing-mode="lr-tb"/>
      <style:text-properties style:use-window-font-color="true" loext:opacity="0%" style:font-name="Arial" fo:font-family="Arial" style:font-family-generic="roman" style:font-pitch="variable" fo:font-size="12pt" fo:language="fr" fo:country="FR" style:font-name-asian="Arial2" style:font-family-asian="Arial" style:font-family-generic-asian="system" style:font-pitch-asian="variable" style:font-size-asian="12pt" style:language-asian="hi" style:country-asian="IN" style:font-name-complex="Arial2" style:font-family-complex="Arial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orphans="0" fo:widows="0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Graph" style:family="paragraph" style:parent-style-name="Caption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style:vertical-align="baseline"/>
      <style:text-properties style:font-name="Liberation Serif" fo:font-family="'Liberation Serif'" style:font-family-generic="roman" style:font-pitch="variable" fo:font-size="12pt" fo:language="fr" fo:country="FR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Liberation Serif1" style:font-family-complex="'Liberation Serif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fo:orphans="0" fo:widows="0"/>
      <style:text-properties fo:font-style="italic" style:font-style-asian="italic" style:font-style-complex="italic"/>
    </style:style>
    <style:style style:name="Text_20_body_20_indent_20__28_user_29_" style:display-name="Text body indent (user)" style:family="paragraph" style:parent-style-name="Text_20_body_20__28_user_29_" style:default-outline-level="">
      <style:paragraph-properties fo:margin-left="0.499cm" fo:margin-right="0cm" fo:margin-top="0.101cm" fo:margin-bottom="0.199cm" style:contextual-spacing="false" fo:text-align="justify" style:justify-single-word="false" fo:orphans="0" fo:widows="0" fo:text-indent="1cm" style:auto-text-indent="false"/>
      <style:text-properties fo:font-size="10.5pt" style:font-size-asian="10.5pt" style:font-name-complex="Times New Roman1" style:font-family-complex="'Times New Roman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423cm" fo:margin-right="0cm" fo:text-indent="-0.423cm" style:auto-text-indent="false"/>
      <style:text-properties style:font-size-complex="10.5pt"/>
    </style:style>
    <style:style style:name="index_20_heading" style:display-name="index heading" style:family="paragraph" style:parent-style-name="Heading" style:default-outline-level="">
      <style:paragraph-properties fo:margin-top="0.423cm" fo:margin-bottom="0.212cm" style:contextual-spacing="false" fo:orphans="0" fo:widows="0" fo:keep-with-next="always"/>
      <style:text-properties fo:color="#1b75bc" loext:opacity="100%" style:font-name="Arial3" fo:font-family="Arial" style:font-style-name="Gras" style:font-family-generic="swiss" style:font-pitch="variable" fo:font-size="16pt" fo:font-weight="bold" style:font-size-asian="16pt" style:font-weight-asian="bold" style:font-name-complex="Arial2" style:font-family-complex="Arial" style:font-family-generic-complex="system" style:font-pitch-complex="variable" style:font-size-complex="16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  <style:text-properties style:font-size-complex="10.5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489cm" style:type="center"/>
          <style:tab-stop style:position="14.979cm" style:type="right"/>
        </style:tab-stops>
      </style:paragraph-properties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Appendix" style:family="paragraph" style:parent-style-name="Heading" style:next-style-name="Text_20_body" style:class="chapter">
      <loext:graphic-properties draw:fill="solid" draw:fill-color="#729fcf"/>
      <style:paragraph-properties fo:text-align="center" style:justify-single-word="false" fo:background-color="#729fcf"/>
      <style:text-properties fo:color="#2d4596" loext:opacity="100%"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9cm" fo:margin-right="0cm" fo:text-indent="0cm" style:auto-text-indent="false">
        <style:tab-stops>
          <style:tab-stop style:position="14.501cm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nnexe_20_1" style:display-name="annexe 1" style:family="paragraph" style:parent-style-name="Heading_20_2" style:default-outline-level="" style:list-style-name="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WW_5f_CharLFO12LVL1" style:display-name="WW_CharLFO12LVL1" style:family="text">
      <style:text-properties style:font-name="Calibri1" fo:font-family="Calibri" style:font-family-generic="swiss" style:font-pitch="variable" fo:font-size="13pt" style:text-underline-style="none" style:font-size-asian="13pt"/>
    </style:style>
    <style:style style:name="WW_5f_CharLFO12LVL2" style:display-name="WW_CharLFO12LVL2" style:family="text">
      <style:text-properties style:text-underline-style="none"/>
    </style:style>
    <style:style style:name="WW_5f_CharLFO12LVL3" style:display-name="WW_CharLFO12LVL3" style:family="text">
      <style:text-properties style:text-underline-style="none"/>
    </style:style>
    <style:style style:name="WW_5f_CharLFO12LVL4" style:display-name="WW_CharLFO12LVL4" style:family="text">
      <style:text-properties style:text-underline-style="none"/>
    </style:style>
    <style:style style:name="WW_5f_CharLFO12LVL5" style:display-name="WW_CharLFO12LVL5" style:family="text">
      <style:text-properties style:text-underline-style="none"/>
    </style:style>
    <style:style style:name="WW_5f_CharLFO12LVL6" style:display-name="WW_CharLFO12LVL6" style:family="text">
      <style:text-properties style:text-underline-style="none"/>
    </style:style>
    <style:style style:name="WW_5f_CharLFO12LVL7" style:display-name="WW_CharLFO12LVL7" style:family="text">
      <style:text-properties style:text-underline-style="none"/>
    </style:style>
    <style:style style:name="WW_5f_CharLFO12LVL8" style:display-name="WW_CharLFO12LVL8" style:family="text">
      <style:text-properties style:text-underline-style="none"/>
    </style:style>
    <style:style style:name="WW_5f_CharLFO12LVL9" style:display-name="WW_CharLFO12LVL9" style:family="text">
      <style:text-properties style:text-underline-style="none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charset="x-symbol"/>
    </style:style>
    <style:style style:name="WW_5f_CharLFO15LVL2" style:display-name="WW_CharLFO15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1LVL9" style:display-name="WW_CharLFO11LVL9" style:family="text">
      <style:text-properties style:text-underline-style="none"/>
    </style:style>
    <style:style style:name="WW_5f_CharLFO11LVL8" style:display-name="WW_CharLFO11LVL8" style:family="text">
      <style:text-properties style:text-underline-style="none"/>
    </style:style>
    <style:style style:name="WW_5f_CharLFO11LVL7" style:display-name="WW_CharLFO11LVL7" style:family="text">
      <style:text-properties style:text-underline-style="none"/>
    </style:style>
    <style:style style:name="WW_5f_CharLFO11LVL6" style:display-name="WW_CharLFO11LVL6" style:family="text">
      <style:text-properties style:text-underline-style="none"/>
    </style:style>
    <style:style style:name="WW_5f_CharLFO11LVL5" style:display-name="WW_CharLFO11LVL5" style:family="text">
      <style:text-properties style:text-underline-style="none"/>
    </style:style>
    <style:style style:name="WW_5f_CharLFO11LVL4" style:display-name="WW_CharLFO11LVL4" style:family="text">
      <style:text-properties style:text-underline-style="none"/>
    </style:style>
    <style:style style:name="WW_5f_CharLFO11LVL3" style:display-name="WW_CharLFO11LVL3" style:family="text">
      <style:text-properties style:text-underline-style="none"/>
    </style:style>
    <style:style style:name="WW_5f_CharLFO11LVL2" style:display-name="WW_CharLFO11LVL2" style:family="text">
      <style:text-properties style:text-underline-style="none"/>
    </style:style>
    <style:style style:name="WW_5f_CharLFO11LVL1" style:display-name="WW_CharLFO11LVL1" style:family="text">
      <style:text-properties style:text-underline-style="none"/>
    </style:style>
    <style:style style:name="WW_5f_CharLFO8LVL3" style:display-name="WW_CharLFO8LVL3" style:family="text">
      <style:text-properties fo:color="#44546a" loext:opacity="100%" fo:font-size="12pt" style:font-size-asian="12pt"/>
    </style:style>
    <style:style style:name="WW_5f_CharLFO8LVL2" style:display-name="WW_CharLFO8LVL2" style:family="text">
      <style:text-properties fo:color="#93c950" loext:opacity="100%"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WW_5f_CharLFO8LVL1" style:display-name="WW_CharLFO8LVL1" style:family="text">
      <style:text-properties fo:color="#02573f" loext:opacity="100%" fo:font-size="18pt" style:font-size-asian="18pt"/>
    </style:style>
    <style:style style:name="ListLabel_20_18" style:display-name="ListLabel 18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3pt" style:text-underline-style="none" style:font-name-asian="Calibri2" style:font-family-asian="Calibri" style:font-family-generic-asian="system" style:font-pitch-asian="variable" style:font-size-asian="13pt"/>
    </style:style>
    <style:style style:name="ListLabel_20_9" style:display-name="ListLabel 9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Index_20_Link" style:display-name="Index Link" style:family="text"/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text-transform="uppercase" fo:color="#005640" loext:opacity="100%" style:font-name="Arial" fo:font-family="Arial" style:font-family-generic="roman" style:font-pitch="variable" fo:font-size="14pt" fo:font-weight="bold" fo:background-color="#91d754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2_20_Car" style:display-name="Titre 2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style:text-underline-style="solid" style:text-underline-width="bold" style:text-underline-color="font-color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Titre_20_3_20_Car" style:display-name="Titre 3 Car" style:family="text" style:parent-style-name="Default_20_Paragraph_20_Font">
      <style:text-properties fo:color="#005640" loext:opacity="100%" style:font-name="Arial" fo:font-family="Arial" style:font-family-generic="roman" style:font-pitch="variable" fo:font-size="14pt" fo:font-weight="bold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Pied_20_de_20_page_20_Car" style:display-name="Pied de page C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Sous-titre_20_Car" style:display-name="Sous-titre Car" style:family="text" style:parent-style-name="Default_20_Paragraph_20_Font">
      <style:text-properties fo:color="#666666" loext:opacity="100%" fo:font-size="15pt" style:font-size-asian="15pt" style:font-name-complex="Times New Roman1" style:font-family-complex="'Times New Roman'" style:font-family-generic-complex="system" style:font-pitch-complex="variable" style:font-size-complex="15pt"/>
    </style:style>
    <style:style style:name="Titre_20_Car" style:display-name="Titre Car" style:family="text" style:parent-style-name="Default_20_Paragraph_20_Font">
      <style:text-properties fo:color="#91d754" loext:opacity="100%" style:font-name="Arial" fo:font-family="Arial" style:font-family-generic="roman" style:font-pitch="variable" fo:font-size="28pt" style:text-underline-style="solid" style:text-underline-width="auto" style:text-underline-color="font-color" fo:font-weight="bold" style:font-size-asian="28pt" style:font-weight-asian="bold" style:font-name-complex="Times New Roman1" style:font-family-complex="'Times New Roman'" style:font-family-generic-complex="system" style:font-pitch-complex="variable" style:font-size-complex="28pt" style:font-weight-complex="bold"/>
    </style:style>
    <style:style style:name="Internet_20_link_20__28_user_29_" style:display-name="Internet link (user)" style:family="text">
      <style:text-properties fo:color="#000080" loext:opacity="100%" fo:language="fr" fo:country="FR" style:text-underline-style="solid" style:text-underline-width="auto" style:text-underline-color="font-color" style:language-asian="fr" style:country-asian="FR"/>
    </style:style>
    <style:style style:name="ListLabel_20_19" style:display-name="ListLabel 1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8" style:display-name="ListLabel 2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0" style:display-name="ListLabel 3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1" style:display-name="ListLabel 3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3" style:display-name="ListLabel 3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4" style:display-name="ListLabel 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6" style:display-name="ListLabel 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7" style:display-name="ListLabel 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0" style:display-name="ListLabel 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2" style:display-name="ListLabel 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3" style:display-name="ListLabel 4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5" style:display-name="ListLabel 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6" style:display-name="ListLabel 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8" style:display-name="ListLabel 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9" style:display-name="ListLabel 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2" style:display-name="ListLabel 5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3" style:display-name="ListLabel 5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4" style:display-name="ListLabel 54" style:family="text">
      <style:text-properties style:font-name-complex="Times New Roman1" style:font-family-complex="'Times New Roman'" style:font-family-generic-complex="system" style:font-pitch-complex="variable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number:number-style style:name="N110">
      <number:number number:decimal-places="1" number:min-decimal-places="1" number:min-integer-digits="1"/>
      <number:text>°C</number:text>
    </number:number-style>
    <number:number-style style:name="N109">
      <number:number number:decimal-places="0" number:min-decimal-places="0" number:min-integer-digits="2">
        <number:embedded-text number:position="1">.</number:embedded-text>
      </number:number>
    </number:number-style>
    <number:number-style style:name="N108">
      <number:number number:decimal-places="0" number:min-decimal-places="0" number:min-integer-digits="1"/>
      <number:text> j</number:text>
    </number:number-style>
    <number:number-style style:name="N107">
      <number:number number:decimal-places="1" number:min-decimal-places="1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tab/><text:title>Rapport de stage - Maxime Soulié</text:title><text:tab/><text:page-number text:select-page="current">5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8T09:13:28.240000000</meta:creation-date>
    <meta:generator>LibreOffice/7.3.7.2$Linux_X86_64 LibreOffice_project/30$Build-2</meta:generator>
    <meta:editing-duration>P1DT19H55M31S</meta:editing-duration>
    <meta:editing-cycles>347</meta:editing-cycles>
    <dc:date>2023-10-06T11:19:43.892395236</dc:date>
    <dc:title>Rapport de stage - Maxime Soulié</dc:title>
    <meta:document-statistic meta:table-count="0" meta:image-count="0" meta:object-count="0" meta:page-count="5" meta:paragraph-count="66" meta:word-count="330" meta:character-count="1642" meta:non-whitespace-character-count="1384"/>
  </office:meta>
</office:document-meta>
</file>